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6"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7" text:continue-numbering="true" text:continue-list="list_Label5"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8" text:continue-numbering="true" text:continue-list="list_Labe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10" text:continue-numbering="true" text:continue-list="list_Labe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abel11" text:continue-numbering="true" text:continue-list="list_Labe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2" text:continue-numbering="true" text:continue-list="list_Labe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4" text:continue-numbering="true" text:continue-list="list_Labe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5" text:continue-numbering="true" text:continue-list="list_Labe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17" text:continue-numbering="true" text:continue-list="list_Labe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18" text:continue-numbering="true" text:continue-list="list_Labe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0" text:continue-numbering="true" text:continue-list="list_Labe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1" text:continue-numbering="true" text:continue-list="list_Labe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abel23" text:continue-numbering="true" text:continue-list="list_Labe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4" text:continue-numbering="true" text:continue-list="list_Labe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5" text:continue-numbering="true" text:continue-list="list_Labe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26" text:continue-numbering="true" text:continue-list="list_Labe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27" text:continue-numbering="true" text:continue-list="list_Labe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28" text:continue-numbering="true" text:continue-list="list_Labe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29" text:continue-numbering="true" text:continue-list="list_Labe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30" text:continue-numbering="true" text:continue-list="list_Labe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1" text:continue-numbering="true" text:continue-list="list_Labe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2" text:continue-numbering="true" text:continue-list="list_Labe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3" text:continue-numbering="true" text:continue-list="list_Labe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4" text:continue-numbering="true" text:continue-list="list_Labe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35" text:continue-numbering="true" text:continue-list="list_Labe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36" text:continue-numbering="true" text:continue-list="list_Labe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37" text:continue-numbering="true" text:continue-list="list_Label36"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Label38" text:continue-numbering="true" text:continue-list="list_Labe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39" text:continue-numbering="true" text:continue-list="list_Labe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40" text:continue-numbering="true" text:continue-list="list_Labe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1" text:continue-numbering="true" text:continue-list="list_Labe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2" text:continue-numbering="true" text:continue-list="list_Labe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3" text:continue-numbering="true" text:continue-list="list_Labe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4" text:continue-numbering="true" text:continue-list="list_Labe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5" text:continue-numbering="true" text:continue-list="list_Labe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46" text:continue-numbering="true" text:continue-list="list_Labe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47" text:continue-numbering="true" text:continue-list="list_Labe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48" text:continue-numbering="true" text:continue-list="list_Label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49" text:continue-numbering="true" text:continue-list="list_Label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50" text:continue-numbering="true" text:continue-list="list_Label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51" text:continue-numbering="true" text:continue-list="list_Label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52" text:continue-numbering="true" text:continue-list="list_Label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53" text:continue-numbering="true" text:continue-list="list_Label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4" text:continue-numbering="true" text:continue-list="list_Label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56" text:continue-numbering="true" text:continue-list="list_Label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57" text:continue-numbering="true" text:continue-list="list_Label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58" text:continue-numbering="true" text:continue-list="list_Label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